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ourier" svg:font-family="Courier"/>
  </office:font-face-decls>
  <office:automatic-styles>
    <style:style style:family="text" style:name="T10" style:display-name="T10">
      <style:text-properties fo:color="#7f00ff"/>
    </style:style>
    <style:style style:family="text" style:name="T11" style:display-name="T11">
      <style:text-properties fo:color="#303336" style:font-name="Courier" fo:font-size="12pt" fo:font-weight="normal" fo:text-transform="none"/>
    </style:style>
    <style:style style:family="text" style:name="T12" style:display-name="T12">
      <style:text-properties fo:color="#7d2727" style:font-name="Courier" fo:font-size="12pt" fo:font-weight="normal" fo:text-transform="none"/>
    </style:style>
    <style:style style:family="text" style:name="T1" style:display-name="T1">
      <style:text-properties fo:font-weight="bold"/>
    </style:style>
    <style:style style:family="text" style:name="T2" style:display-name="T2">
      <style:text-properties fo:color="#800000"/>
    </style:style>
    <style:style style:family="text" style:name="T3" style:display-name="T3">
      <style:text-properties fo:font-weight="normal"/>
    </style:style>
    <style:style style:family="text" style:name="T4" style:display-name="T4">
      <style:text-properties fo:color="#a80000" fo:font-weight="normal"/>
    </style:style>
    <style:style style:family="text" style:name="T5" style:display-name="T5">
      <style:text-properties fo:color="#800000" fo:font-weight="normal"/>
    </style:style>
    <style:style style:family="text" style:name="T6" style:display-name="T6">
      <style:text-properties fo:color="#000000" fo:font-weight="bold"/>
    </style:style>
    <style:style style:family="text" style:name="T7" style:display-name="T7">
      <style:text-properties fo:color="#800000" fo:font-weight="bold"/>
    </style:style>
    <style:style style:family="text" style:name="T8" style:display-name="T8">
      <style:text-properties fo:color="#a80000"/>
    </style:style>
    <style:style style:family="text" style:name="T9" style:display-name="T9">
      <style:text-properties fo:color="#a80000" fo:font-weight="bold"/>
    </style:style>
    <style:style style:family="paragraph" style:name="P10" style:display-name="P10" style:parent-style-name="Normal">
      <style:text-properties fo:font-weight="normal"/>
    </style:style>
    <style:style style:family="paragraph" style:name="P11" style:display-name="P11" style:parent-style-name="Normal">
      <style:text-properties fo:color="#800000" fo:font-weight="normal"/>
    </style:style>
    <style:style style:family="paragraph" style:name="P12" style:display-name="P12" style:parent-style-name="Normal">
      <style:text-properties fo:color="#000000" fo:font-weight="bold"/>
    </style:style>
    <style:style style:family="paragraph" style:name="P13" style:display-name="P13" style:parent-style-name="Normal">
      <style:text-properties fo:color="#000000" fo:font-weight="normal"/>
    </style:style>
    <style:style style:family="paragraph" style:name="P1" style:display-name="P1" style:parent-style-name="Normal">
      <style:text-properties fo:font-weight="bold"/>
    </style:style>
    <style:style style:family="paragraph" style:name="P2" style:display-name="P2" style:parent-style-name="Normal"/>
    <style:style style:family="paragraph" style:name="P3" style:display-name="P3" style:parent-style-name="Normal">
      <style:text-properties fo:color="#800000"/>
    </style:style>
    <style:style style:family="paragraph" style:name="P4" style:display-name="P4" style:parent-style-name="Normal">
      <style:text-properties fo:color="#000000"/>
    </style:style>
    <style:style style:family="paragraph" style:name="P5" style:display-name="P5" style:parent-style-name="Normal">
      <style:text-properties fo:color="#111111" fo:font-weight="bold"/>
    </style:style>
    <style:style style:family="paragraph" style:name="P6" style:display-name="P6" style:parent-style-name="Normal">
      <style:text-properties fo:color="#111111" fo:font-weight="normal"/>
    </style:style>
    <style:style style:family="paragraph" style:name="P7" style:display-name="P7" style:parent-style-name="Normal">
      <style:paragraph-properties fo:text-align="justify"/>
      <style:text-properties fo:color="#111111" fo:font-weight="bold"/>
    </style:style>
    <style:style style:family="paragraph" style:name="P8" style:display-name="P8" style:parent-style-name="Normal">
      <style:paragraph-properties fo:text-align="left"/>
      <style:text-properties fo:color="#111111" fo:font-weight="bold"/>
    </style:style>
    <style:style style:family="paragraph" style:name="P9" style:display-name="P9" style:parent-style-name="Normal">
      <style:paragraph-properties fo:text-align="left"/>
      <style:text-properties fo:color="#111111" fo:font-weight="normal"/>
    </style:style>
    <style:style style:family="paragraph" style:name="P16" style:display-name="P16" style:parent-style-name="Normal">
      <style:text-properties fo:color="#000000" fo:font-size="12pt" fo:font-weight="bold"/>
    </style:style>
    <style:style style:family="paragraph" style:name="P14" style:display-name="P14" style:parent-style-name="Normal">
      <style:text-properties fo:color="#a80000" fo:font-weight="normal"/>
    </style:style>
    <style:style style:family="paragraph" style:name="P15" style:display-name="P15" style:parent-style-name="Normal">
      <style:text-properties fo:color="#a80000" fo:font-weight="bold"/>
    </style:style>
    <style:style style:family="paragraph" style:name="P17" style:display-name="P17" style:parent-style-name="Normal">
      <style:text-properties fo:color="#000000" fo:font-size="12pt" fo:font-weight="normal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### Systemctl ###</text:p>
        <text:p text:style-name="P2"/>
        <text:p text:style-name="P2"><text:span text:style-name="T1">#</text:span> systemctl -t service --state enabled list-unit-files<text:tab/>- <text:s/>Current enabled services</text:p>
        <text:p text:style-name="P2"><text:span text:style-name="T1">#</text:span> systemctl -t service -a --state running</text:p>
        <text:p text:style-name="P2"/>
        <text:p text:style-name="P2"/>
        <text:p text:style-name="P1">### SSH </text:p>
        <text:p text:style-name="P2"><text:line-break/><text:span text:style-name="T1">Remediation:</text:span></text:p>
        <text:p text:style-name="P2">Based on research conducted at various institutions, it was determined that the symmetric</text:p>
        <text:p text:style-name="P2">portion of the SSH Transport Protocol (as described in RFC 4253) has security weaknesses</text:p>
        <text:p text:style-name="P2">that allowed recovery of up to 32 bits of plaintext from a block of ciphertext that was</text:p>
        <text:p text:style-name="P2">encrypted with the Cipher Block Chaining (CBD) method. From that research, new Counter</text:p>
        <text:p text:style-name="P2">mode algorithms (as described in RFC4344) were designed that are not vulnerable to these</text:p>
        <text:p text:style-name="P2">types of attacks and these algorithms are now recommended for standard use.<text:line-break/><text:line-break/><text:span text:style-name="T1">#</text:span> <text:span text:style-name="T2">grep "Ciphers" /etc/ssh/sshd_config</text:span></text:p>
        <text:p text:style-name="P2">Ciphers aes256-ctr,aes192-ctr,aes128-ctr,aes256-gcm@openssh.com,aes128-</text:p>
        <text:p text:style-name="P2"><text:a xlink:href="mailto:gcm@openssh.com">gcm@openssh.com</text:a>,chacha20-poly1305@openssh.com<text:line-break/></text:p>
        <text:p text:style-name="P2">Edit the /etc/ssh/sshd_config file to set the parameter as follows:</text:p>
        <text:p text:style-name="P3">Ciphers aes256-ctr,aes192-ctr,aes128-ctr</text:p>
        <text:p text:style-name="P2"><text:line-break/><text:span text:style-name="T1">Remediation:</text:span><text:line-break/>MD5 and 96-bit MAC algorithms are considered weak and have been shown to increase</text:p>
        <text:p text:style-name="P2">exploitability in SSH downgrade attacks. Weak algorithms continue to have a great deal of</text:p>
        <text:p text:style-name="P2">attention as a weak spot that can be exploited with expanded computing power. An</text:p>
        <text:p text:style-name="P2">attacker that breaks the algorithm could take advantage of a MiTM position to decrypt the</text:p>
        <text:p text:style-name="P2">SSH tunnel and capture credentials and information</text:p>
        <text:p text:style-name="P2"/>
        <text:p text:style-name="P3"><text:span text:style-name="T1">#</text:span> grep "MACs" /etc/ssh/sshd_config</text:p>
        <text:p text:style-name="P2">MACs hmac-sha2-512-etm@openssh.com,hmac-sha2-256-etm@openssh.com,umac-128-</text:p>
        <text:p text:style-name="P2">etm@openssh.com,hmac-sha2-512,hmac-sha2-256,umac-128@openssh.com,curve25519-</text:p>
        <text:p text:style-name="P2"><text:a xlink:href="mailto:sha256@libssh.org">sha256@libssh.org</text:a>,diffie-hellman-group-exchange-sha256</text:p>
        <text:p text:style-name="P2"/>
        <text:p text:style-name="P4">Edit the /etc/ssh/sshd_config file to set the parameter in accordance with site policy. The</text:p>
        <text:p text:style-name="P4">following includes all supported and accepted MACs:</text:p>
        <text:p text:style-name="P3"><text:line-break/>MACs hmac-sha2-512-etm@openssh.com,hmac-sha2-256-etm@openssh.com,umac-128-</text:p>
        <text:p text:style-name="P3"><text:a xlink:href="mailto:etm@openssh.com">etm@openssh.com</text:a>,hmac-sha2-512,hmac-sha2-256,umac-128@openssh.com</text:p>
        <text:p text:style-name="P3"/>
        <text:p text:style-name="P5">### Rsync:<text:line-break/><text:line-break/><text:span text:style-name="T3">#</text:span> <text:span text:style-name="T4">rsync -av katalog katalog_do_update</text:span><text:span text:style-name="T3"> <text:s/>- a – znaczy wszystko z rekurencja z prawami, v – rozszerzone informacje na wyjsciu</text:span></text:p>
        <text:p text:style-name="P6"/>
        <text:p text:style-name="P7">#<text:span text:style-name="T3"> </text:span><text:span text:style-name="T4">rsync -av --delete /etc /home /usr/local /media/BigDisk/backup</text:span><text:span text:style-name="T3"> - W tym przykładzie skopiowaliśmy katalogi /etc, /home i /usr/local z naszego systemu do hipotetycznego urządzenia pamięciowego. Uwzględniliśmy tu opcję --delete, która usunie pliki, które mogły już istnieć w urządzeniu do przechowywania kopii zapasowej, ale nie znajdują się już na urządzeniu źródłowym (nie ma to zastosowania podczas pierwszego wykonania kopii zapasowej, jednak przyda się podczas tworzenia kolejnych kopii).</text:span></text:p>
        <text:p text:style-name="P8">#<text:span text:style-name="T3"> </text:span><text:span text:style-name="T4">rsync -av --delete --rsh=ssh /etc /home /usr/ local </text:span><text:a xlink:href="mailto:login@hostname">login@hostname</text:a><text:span text:style-name="T4">:/backup</text:span></text:p>
        <text:p text:style-name="P9"/>
        <text:p text:style-name="P9">W naszym poleceniu wprowadziliśmy dwie zmiany ułatwiające kopiowanie poprzez sieć. Po pierwsze, dodaliśmy opcję --rsh=ssh, która sprawia, że rsync skorzysta z programu ssh jak z powłoki zdalnej. W ten sposób możemy wykorzystać tunel zaszyfrowany przez SSH do bezpiecznego przeniesienia danych z lokalnego systemu do hosta zdalnego. Po drugie, dodaliśmy do ścieżki docelowej przedrostek określający nazwę hosta zdalnego (w tym przykładzie host zdalny ma nazwę login@hostname).<text:line-break/><text:line-break/></text:p>
        <text:p text:style-name="P5">### Set timezone</text:p>
        <text:p text:style-name="P5"/>
        <text:p text:style-name="P2">In this recipe, we set our system's time using the chrony service and the NTP protocol.</text:p>
        <text:p text:style-name="P2">Usually, system time is set as Coordinated Universal Time (UTC) or world time, which means</text:p>
        <text:p text:style-name="P2">it is one standard time used across the whole world. From it, we need to calculate our local</text:p>
        <text:p text:style-name="P2">time using time zones. To find the right time zone, use the following command (read the</text:p>
        <text:p text:style-name="P2">Navigating textfiles with less recipe to work with the output):<text:line-break/><text:line-break/><text:span text:style-name="T1">#</text:span> <text:span text:style-name="T5">timedatectl list-timezones</text:span></text:p>
        <text:p text:style-name="P2">If you have found the right time zone, write it down and use it in the next command; for</text:p>
        <text:p text:style-name="P2">example, if you are located in Germany and are near the city of Berlin, use the following</text:p>
        <text:p text:style-name="P2">command:</text:p>
        <text:p text:style-name="P10"><text:span text:style-name="T1">#</text:span> <text:span text:style-name="T2">timedatectl set-timezone Europe/Berlin</text:span></text:p>
        <text:p text:style-name="P2">Use timedatectl again to check if your local time is correct now:</text:p>
        <text:p text:style-name="P2"/>
        <text:p text:style-name="P10"><text:span text:style-name="T1">#</text:span><text:span text:style-name="T2"> timedatectl | grep "Local time"</text:span></text:p>
        <text:p text:style-name="P2">Finally, if it is correct, you can synchronize your hardware clock with your system time to make</text:p>
        <text:p text:style-name="P2">it more precise:<text:line-break/></text:p>
        <text:p text:style-name="P10"><text:span text:style-name="T1">#</text:span> <text:span text:style-name="T2">hwclock –systohc</text:span></text:p>
        <text:p text:style-name="P11"/>
        <text:p text:style-name="P12">### Journalctl</text:p>
        <text:p text:style-name="P11"/>
        <text:p text:style-name="P10"><text:span text:style-name="T6">#</text:span><text:span text:style-name="T2"> journalctl --since "2015-07-20 6:00:00" --until "2015-07-20</text:span></text:p>
        <text:p text:style-name="P11">7:30:00"</text:p>
        <text:p text:style-name="P11"/>
        <text:p text:style-name="P11"># journalctl -u sshd.service --since "yesterday"</text:p>
        <text:p text:style-name="P11"/>
        <text:p text:style-name="P13">Now, we want to show only messages with type error:</text:p>
        <text:p text:style-name="P10"><text:span text:style-name="T7"># </text:span><text:span text:style-name="T2">journalctl -p err -b</text:span></text:p>
        <text:p text:style-name="P11"/>
        <text:p text:style-name="P13">To get the most verbose version of journalctl, use the verbose option:</text:p>
        <text:p text:style-name="P13"><text:span text:style-name="T1">#</text:span> journalctl -p err -b -o verbose</text:p>
        <text:p text:style-name="P13"/>
        <text:p text:style-name="P12">### Clean packages metadata dbcache and all</text:p>
        <text:p text:style-name="P13"/>
        <text:p text:style-name="P13">Before we begin, it is important to realize that, while we are troubleshooting a current</text:p>
        <text:p text:style-name="P13">problem, this same recipe can be run as often as required in order to keep YUM in an optimal</text:p>
        <text:p text:style-name="P13">working state:</text:p>
        <text:p text:style-name="P13">1. We will begin this recipe by asking YUM to clean any cached package information. To</text:p>
        <text:p text:style-name="P13">do this, log in as root and type the following:</text:p>
        <text:p text:style-name="P13"/>
        <text:p text:style-name="P13"><text:span text:style-name="T1">#</text:span> <text:span text:style-name="T8">yum clean packages</text:span></text:p>
        <text:p text:style-name="P14"/>
        <text:p text:style-name="P13">2. Allow time for your system to respond and when finished, type the following command</text:p>
        <text:p text:style-name="P13">to remove any cached XML-based metadata:</text:p>
        <text:p text:style-name="P13"/>
        <text:p text:style-name="P13"><text:span text:style-name="T1">#</text:span> <text:span text:style-name="T8">yum clean metadata</text:span></text:p>
        <text:p text:style-name="P14"/>
        <text:p text:style-name="P13">3. Again, wait for YUM to respond and when ready, type the following command to</text:p>
        <text:p text:style-name="P13">remove any cached database files:</text:p>
        <text:p text:style-name="P13"/>
        <text:p text:style-name="P13"><text:span text:style-name="T1">#</text:span> <text:span text:style-name="T8">yum clean dbcache</text:span></text:p>
        <text:p text:style-name="P14"/>
        <text:p text:style-name="P13">4. Following this, you will want to clean all the files to confirm the preceding instructions</text:p>
        <text:p text:style-name="P13">and to ensure that unnecessary disk space is not used. To do this, type the</text:p>
        <text:p text:style-name="P13">following line:</text:p>
        <text:p text:style-name="P13"/>
        <text:p text:style-name="P13"><text:span text:style-name="T1">#</text:span> <text:span text:style-name="T8">yum clean all</text:span></text:p>
        <text:p text:style-name="P14"/>
        <text:p text:style-name="P13">5. Finally, you will want to rebuild the YUM cache by typing what is shown next:</text:p>
        <text:p text:style-name="P13"/>
        <text:p text:style-name="P13"><text:span text:style-name="T1">#</text:span> <text:span text:style-name="T8">yum makecache</text:span></text:p>
        <text:p text:style-name="P13"/>
        <text:p text:style-name="P13"><text:span text:style-name="T1">###</text:span> <text:span text:style-name="T1">yum priorities</text:span></text:p>
        <text:p text:style-name="P12"/>
        <text:p text:style-name="P13">This recipe will show you how to prepare YUM in order to manage the process of using one or</text:p>
        <text:p text:style-name="P13">more third-party repositories by installing and configuring YUM priorities:</text:p>
        <text:p text:style-name="P13">1. To begin this recipe, log in as root and type the following:</text:p>
        <text:p text:style-name="P13"/>
        <text:p text:style-name="P13"><text:span text:style-name="T1"># </text:span><text:span text:style-name="T8">yum install yum-plugin-priorities</text:span></text:p>
        <text:p text:style-name="P13"/>
        <text:p text:style-name="P13">2. Confirm the installation, and when complete type what is shown here:</text:p>
        <text:p text:style-name="P13"/>
        <text:p text:style-name="P13"><text:span text:style-name="T1"># </text:span><text:span text:style-name="T8">vi /etc/yum/pluginconf.d/priorities.conf</text:span></text:p>
        <text:p text:style-name="P14"/>
        <text:p text:style-name="P13">3. You should ensure that this file indicates that the plugin is enabled. It should show</text:p>
        <text:p text:style-name="P13">the instruction <text:span text:style-name="T8">enabled = 1</text:span>. It is not expected that you will need to change</text:p>
        <text:p text:style-name="P13">anything in this file, but if you have made any changes, simply save and close the file</text:p>
        <text:p text:style-name="P13">before proceeding.</text:p>
        <text:p text:style-name="P13"/>
        <text:p text:style-name="P13">4. We now need to establish a priority value for each repository. This is a numeric value</text:p>
        <text:p text:style-name="P13">in ascending order, where the highest priority is given the lowest number. To do this,</text:p>
        <text:p text:style-name="P13">open the following file as shown next:</text:p>
        <text:p text:style-name="P13"/>
        <text:p text:style-name="P13"><text:span text:style-name="T1"># </text:span><text:span text:style-name="T8">vi /etc/yum.repos.d/CentOS-Base.repo</text:span></text:p>
        <text:p text:style-name="P13"/>
        <text:p text:style-name="P13">5. Add the following line at the end of the <text:span text:style-name="T8">[base]</text:span> section:</text:p>
        <text:p text:style-name="P14">priority=1</text:p>
        <text:p text:style-name="P13">6. Now, add the following line at the end of the<text:span text:style-name="T8"> [updates]</text:span> section:</text:p>
        <text:p text:style-name="P14">priority=1</text:p>
        <text:p text:style-name="P13">7. And finally, add the following line at the end of the <text:span text:style-name="T8">[extras]</text:span> section:</text:p>
        <text:p text:style-name="P14">priority=1</text:p>
        <text:p text:style-name="P14"/>
        <text:p text:style-name="P13">8. When complete, save and close the file before running a package update:</text:p>
        <text:p text:style-name="P13"/>
        <text:p text:style-name="P13"><text:span text:style-name="T1">#</text:span> <text:span text:style-name="T8">yum update</text:span></text:p>
        <text:p text:style-name="P14"/>
        <text:p text:style-name="P12">### Create repo yum createrepo</text:p>
        <text:p text:style-name="P14"/>
        <text:p text:style-name="P13">To create our own YUM repository, we need the createrepo program, which is not installed</text:p>
        <text:p text:style-name="P13">on CentOS 7 by default. Let's begin our journey by installing it. In this example, we will use the</text:p>
        <text:p text:style-name="P13">IP address, 192.168.1.7, for our YUM repository server:</text:p>
        <text:p text:style-name="P13">1. Log in as root on your server and install the following package:</text:p>
        <text:p text:style-name="P13"/>
        <text:p text:style-name="P13"><text:span text:style-name="T1"># </text:span><text:span text:style-name="T8">yum install createrepo</text:span></text:p>
        <text:p text:style-name="P13"/>
        <text:p text:style-name="P13">2. Next, for every repository you want to share, create a subfolder beneath the Apache</text:p>
        <text:p text:style-name="P13">web root folder under /var/www/html/repository/, which will be publicly</text:p>
        <text:p text:style-name="P13">available when Apache is running; for example, to share the complete CentOS 7</text:p>
        <text:p text:style-name="P13">Everything repository packages, you could use:</text:p>
        <text:p text:style-name="P13"/>
        <text:p text:style-name="P13"><text:span text:style-name="T1"># </text:span><text:span text:style-name="T8">mkdir -p /var/www/html/repository/centos/7.1</text:span></text:p>
        <text:p text:style-name="P13"/>
        <text:p text:style-name="P13">3. Now, put all your RPM package files of choice into the repository folders created here.</text:p>
        <text:p text:style-name="P13">In our example, we will put all RPM packages from the Everything iso image file</text:p>
        <text:p text:style-name="P13">into our new local repository location after we have mounted the content of the iso</text:p>
        <text:p text:style-name="P13">file to the filesystem:</text:p>
        <text:p text:style-name="P13"/>
        <text:p text:style-name="P13"><text:span text:style-name="T1">#</text:span><text:span text:style-name="T9"> </text:span><text:span text:style-name="T8">mount ~/CentOS-7-x86_64-Everything-1503-01.iso /mnt/</text:span></text:p>
        <text:p text:style-name="P13"><text:span text:style-name="T1"># </text:span><text:span text:style-name="T8">cp -r /mnt/Packages/* /var/www/html/repository/centos/7.1/</text:span></text:p>
        <text:p text:style-name="P13"/>
        <text:p text:style-name="P13">4. Afterwards, we need to update the SELinux security contexts for all the new files</text:p>
        <text:p text:style-name="P13">copied into the Apache web root directory:</text:p>
        <text:p text:style-name="P13"/>
        <text:p text:style-name="P13"><text:span text:style-name="T1"># </text:span><text:span text:style-name="T8">restorecon -v -R /var/www/html</text:span></text:p>
        <text:p text:style-name="P13"/>
        <text:p text:style-name="P13">5. Now, for every repository we want to set up, run the following command:</text:p>
        <text:p text:style-name="P13"/>
        <text:p text:style-name="P13"><text:span text:style-name="T1"># </text:span><text:span text:style-name="T8">createrepo --database /var/www/html/repository/centos/7.1</text:span></text:p>
        <text:p text:style-name="P13"/>
        <text:p text:style-name="P13">6. Congratulations, you now have successfully created your first YUM repository, which</text:p>
        <text:p text:style-name="P13">can be accessed from any computer in the same network through the running Apache</text:p>
        <text:p text:style-name="P13">web server. In order to test it, log in as root to any other CentOS 7-based system</text:p>
        <text:p text:style-name="P13">that can ping our repository server and add our new repository to its YUM repository</text:p>
        <text:p text:style-name="P13">configuration directory:</text:p>
        <text:p text:style-name="P13"/>
        <text:p text:style-name="P13"><text:span text:style-name="T1"># </text:span><text:span text:style-name="T8">vi /etc/yum.repos.d/myCentosMirror.repo</text:span></text:p>
        <text:p text:style-name="P13"/>
        <text:p text:style-name="P13">7. Add the following content to this empty file (change the baseurl appropriately to fit</text:p>
        <text:p text:style-name="P13">your own needs):</text:p>
        <text:p text:style-name="P13"/>
        <text:p text:style-name="P15">[myCentosMirror]</text:p>
        <text:p text:style-name="P14">name=my CentOS 7.1 mirror</text:p>
        <text:p text:style-name="P14">baseurl=http://192.168.1.7/repository/centos/7.1</text:p>
        <text:p text:style-name="P14">gpgcheck=1</text:p>
        <text:p text:style-name="P13"><text:span text:style-name="T8">gpgkey=</text:span><text:a xlink:href="http://mirror.centos.org/centos/RPM-GPG-KEY-CentOS-7">http://mirror.centos.org/centos/RPM-GPG-KEY-CentOS-7</text:a></text:p>
        <text:p text:style-name="P14"/>
        <text:p text:style-name="P13">8. Save and close the file, then test if your new repository is available (it should appear</text:p>
        <text:p text:style-name="P13">on the list) on your client:</text:p>
        <text:p text:style-name="P13"/>
        <text:p text:style-name="P14"><text:span text:style-name="T6">#</text:span> yum repolist | grep myCentosMirror</text:p>
        <text:p text:style-name="P13"/>
        <text:p text:style-name="P13">9. Now, to test our new YUM repository, we can try the following command:</text:p>
        <text:p text:style-name="P13"/>
        <text:p text:style-name="P13"><text:span text:style-name="T1"># </text:span><text:span text:style-name="T8">yum --disablerepo="*" --enablerepo="myCentosMirror"</text:span></text:p>
        <text:p text:style-name="P14"/>
        <text:p text:style-name="P12">### rpm qi ql qd</text:p>
        <text:p text:style-name="P12"/>
        <text:p text:style-name="P12"># <text:span text:style-name="T3">rpm -qi <text:tab/>- <text:tab/>informacje o paczce</text:span></text:p>
        <text:p text:style-name="P12"># <text:span text:style-name="T3">rpm -ql<text:tab/>-<text:tab/>zawartosc plikow w paczce</text:span></text:p>
        <text:p text:style-name="P12"># <text:span text:style-name="T3">rpm -qd <text:tab/>-<text:tab/>sciezki do dokumentacji</text:span></text:p>
        <text:p text:style-name="P13"/>
        <text:p text:style-name="P16">### Breakdown of netstat states:</text:p>
        <text:p text:style-name="P16"/>
        <text:p text:style-name="P17">Before going too far, we should take a quick look at the different netstat states and</text:p>
        <text:p text:style-name="P17">what they mean. The following is a full list of states used by netstat:</text:p>
        <text:p text:style-name="P17">• <text:span text:style-name="T10">ESTABLISHED:</text:span> The connection has been established and can be used for</text:p>
        <text:p text:style-name="P17">data transfer</text:p>
        <text:p text:style-name="P17">• <text:span text:style-name="T10">SYN_SENT:</text:span> The TCP socket is attempting to establish a connection to the</text:p>
        <text:p text:style-name="P17">remote host</text:p>
        <text:p text:style-name="P17">• <text:span text:style-name="T10">SYN_RECV: A TCP</text:span> connection request has been received from the remote host</text:p>
        <text:p text:style-name="P17">• <text:span text:style-name="T10">FIN_WAIT1: The TCP</text:span> connection is closing</text:p>
        <text:p text:style-name="P17">• <text:span text:style-name="T10">FIN_WAIT2: The TCP</text:span> connection is waiting for the remote host to close</text:p>
        <text:p text:style-name="P17">the connection</text:p>
        <text:p text:style-name="P17">• <text:span text:style-name="T10">TIME_WAIT:</text:span> The socket is waiting after being closed for any outstanding</text:p>
        <text:p text:style-name="P17">network packets</text:p>
        <text:p text:style-name="P17">• <text:span text:style-name="T10">CLOSE:</text:span> The socket is no longer being used</text:p>
        <text:p text:style-name="P17">• <text:span text:style-name="T10">CLOSE_WAIT:</text:span> The remote end has closed its connection, and the local socket</text:p>
        <text:p text:style-name="P17">is being closed</text:p>
        <text:p text:style-name="P17">• <text:span text:style-name="T10">LAST_ACK:</text:span> The remote end has initiated closing the connection, and the local</text:p>
        <text:p text:style-name="P17">system is waiting for a final acknowledgement</text:p>
        <text:p text:style-name="P17">• <text:span text:style-name="T10">LISTEN:</text:span> The socket is being used to listen for incoming connections</text:p>
        <text:p text:style-name="P17">• <text:span text:style-name="T10">CLOSING:</text:span> Both the local and the remote sockets are closed, but not all data</text:p>
        <text:p text:style-name="P17">has been sent</text:p>
        <text:p text:style-name="P17">• <text:span text:style-name="T10">UNKNOWN:</text:span> Used for sockets in an unknown state</text:p>
        <text:p text:style-name="P17">From the above list, we can determine that the connections to the database from the</text:p>
        <text:p text:style-name="P17">application never become ESTABLISHED. This means that the application server starts</text:p>
        <text:p text:style-name="P17">the connection in the SYN_SENT state, but it never transitions to the next state.</text:p>
        <text:p text:style-name="P17"/>
        <text:p text:style-name="P17">The following is a table of packet flags commonly seen during troubleshooting</text:p>
        <text:p text:style-name="P17">activities with tcpdump. This is by no means a full list, but it does give a general</text:p>
        <text:p text:style-name="P17">idea of the common packet types.</text:p>
        <text:p text:style-name="P17">• <text:span text:style-name="T10">SYN- [S]:</text:span> This is a Synchronize packet, the first packet sent from the client</text:p>
        <text:p text:style-name="P17">to the server.</text:p>
        <text:p text:style-name="P17">• <text:span text:style-name="T10">SYN-ACK- [S.]:</text:span> This is a Synchronize Acknowledgement packet; these packet</text:p>
        <text:p text:style-name="P17">flags are used to indicate that the server received the client's SYN requests.</text:p>
        <text:p text:style-name="P17">• <text:span text:style-name="T10">ACK- [.]:</text:span> The Acknowledgement packet is used by both the server and the</text:p>
        <text:p text:style-name="P17">client to acknowledge the received packets. After the initial SYN packet is</text:p>
        <text:p text:style-name="P17">sent, all subsequent packets should have the acknowledgement flag set.</text:p>
        <text:p text:style-name="P17">• <text:span text:style-name="T10">PSH- [P]:</text:span> This is a Push packet. It is designed to push the buffered network</text:p>
        <text:p text:style-name="P17">data to the receiver. This is the type of packet where data is actually transferred.</text:p>
        <text:p text:style-name="P17">• <text:span text:style-name="T10">PSH-ACK- [P.]:</text:span> The Push Acknowledgement packet is used to both</text:p>
        <text:p text:style-name="P17">acknowledge a previous packet and send data to the recipient.</text:p>
        <text:p text:style-name="P17">• <text:span text:style-name="T10">FIN- [F]:</text:span> The FIN or Finish packet is used to tell the server that there is no</text:p>
        <text:p text:style-name="P17">more data and that it can close the established connection.</text:p>
        <text:p text:style-name="P17">• <text:span text:style-name="T10">FIN-ACK- [F.]:</text:span> The Finish Acknowledgement packet is used to acknowledge</text:p>
        <text:p text:style-name="P17">that the previous Finish packet was received.</text:p>
        <text:p text:style-name="P17">• <text:span text:style-name="T10">RST- [R]:</text:span> The Reset packet is used when the source system wishes to Reset</text:p>
        <text:p text:style-name="P17">the connection. In general, this is due to an error or the target port is not</text:p>
        <text:p text:style-name="P17">actually in the listening status.</text:p>
        <text:p text:style-name="P17">• <text:span text:style-name="T10">RST-ACK -[R.]:</text:span> The Reset Acknowledgement packet is used to acknowledge</text:p>
        <text:p text:style-name="P17">that the previous Reset packet.</text:p>
        <text:p text:style-name="P17"/>
        <text:p text:style-name="P17"><text:span text:style-name="T1">### wget:</text:span></text:p>
        <text:p text:style-name="P17"/>
        <text:p text:style-name="P17"><text:span text:style-name="T11">wget -r -nH --cut-dirs=</text:span><text:span text:style-name="T12">2</text:span><text:span text:style-name="T11"> --no-parent --reject=</text:span><text:span text:style-name="T12">"index.html*" adress</text:span></text:p>
        <text:p text:style-name="P17"/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1.251cm"/>
    </style:default-style>
    <style:style style:family="text" style:name="Internet-link-text" style:display-name="Internet link_text" style:next-style-name="Internet-link-text">
      <style:text-properties fo:color="#000080" style:text-underline-type="single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Normal" style:display-name="Normal">
      <style:paragraph-properties fo:widows="2" fo:orphans="2" style:writing-mode="lr"/>
      <style:text-properties style:font-name="Liberation Serif" fo:font-size="12pt" fo:language="pl" fo:country="PL"/>
    </style:style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2017-07-24T16:20:08.947850780</meta:creation-date>
    <dc:date>Wed Sep 27 00:56:26 2017
</dc:date>
  </office:meta>
</office:document-meta>
</file>